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_numb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silon S/F</text:p>
          </table:table-cell>
          <table:table-cell office:value-type="string" calcext:value-type="string">
            <text:p>Epsilon Decay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Action Numb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00/00/00</text:date>, <text:time style:data-style-name="N2" text:time-value="23:05:39.21356585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33:56.572637585</meta:creation-date>
    <dc:date>2019-03-07T23:13:33.836277384</dc:date>
    <meta:editing-duration>PT4H32M3S</meta:editing-duration>
    <meta:editing-cycles>8</meta:editing-cycles>
    <meta:generator>LibreOffice/5.1.6.2$Linux_X86_64 LibreOffice_project/10m0$Build-2</meta:generator>
    <meta:document-statistic meta:table-count="1" meta:cell-count="60" meta:object-count="0"/>
  </office:meta>
</office:document-meta>
</file>